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59" draw:master-page-name="Master1-Layout1-title-شريحة-عنوان" presentation:presentation-page-layout-name="Master1-PPL1" draw:id="Slide-256">
        <draw:frame draw:id="id63" presentation:style-name="a364" draw:name="عنوان 1" svg:x="1.66667in" svg:y="1.22743in" svg:width="10in" svg:height="2.61111in" presentation:class="title" presentation:placeholder="false">
          <draw:text-box>
            <text:p text:style-name="a363" text:class-names="" text:cond-style-name=""><text:span text:style-name="a360" text:class-names="">خلف<text:s text:c="1"/></text:span><text:span text:style-name="a361" text:class-names="">الشمالات</text:span><text:span text:style-name="a362" text:class-names=""><text:s text:c="1"/>انشاء شركات</text:span></text:p>
          </draw:text-box>
          <svg:title/>
          <svg:desc/>
        </draw:frame>
        <draw:frame draw:id="id64" presentation:style-name="a368" draw:name="عنوان فرعي 2" svg:x="1.66667in" svg:y="3.93924in" svg:width="10in" svg:height="1.81076in" presentation:class="subtitle" presentation:placeholder="false">
          <draw:text-box>
            <text:p text:style-name="a367" text:class-names="" text:cond-style-name=""><text:span text:style-name="a365" text:class-names="">نشاط 1</text:span><text:span text:style-name="a36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شريحة عنوان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2" style:display-name="عنوان ومحتوى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3" style:display-name="عنوان المقطع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4" style:display-name="محتويين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5" style:display-name="مقارنة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6" style:display-name="عنوان فقط">
      <presentation:placeholder presentation:object="title" svg:x="0.91667in" svg:y="0.39931in" svg:width="11.5in" svg:height="1.44965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7" style:display-name="فارغ"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8" style:display-name="محتوى ذو تسمية توضيحية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9" style:display-name="صورة مع تسمية توضيحية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0" style:display-name="عنوان ونص عمودي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1" style:display-name="عنوان ونص عموديان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نسق-Office" style:page-layout-name="pageLayout1" draw:style-name="a0">
      <draw:frame draw:id="id0" presentation:style-name="a3" draw:name="عنصر نائب للعنوان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انقر لتحرير نمط العنوان الرئيسي</text:span></text:p>
        </draw:text-box>
        <svg:title/>
        <svg:desc/>
      </draw:frame>
      <draw:frame draw:id="id1" presentation:style-name="a19" draw:name="عنصر نائب للنص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انقر لتحرير أنماط النص الرئيسي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المستوى الثاني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عنصر نائب للتاريخ 3" svg:x="9.4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1/05/1445</text:date></text:span><text:span text:style-name="a22" text:class-names=""/></text:p>
        </draw:text-box>
        <svg:title/>
        <svg:desc/>
      </draw:frame>
      <draw:frame draw:id="id3" presentation:style-name="a27" draw:name="عنصر نائب للتذييل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عنصر نائب لرقم الشريحة 5" svg:x="0.9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شريحة-عنوان" style:page-layout-name="pageLayout1" draw:style-name="a32">
      <draw:frame draw:id="id5" presentation:style-name="a35" draw:name="عنوان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انقر لتحرير نمط العنوان الرئيسي</text:span></text:p>
        </draw:text-box>
        <svg:title/>
        <svg:desc/>
      </draw:frame>
      <draw:frame draw:id="id6" presentation:style-name="a38" draw:name="عنوان فرعي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انقر لتحرير نمط العنوان الثانوي الرئيسي</text:span></text:p>
        </draw:text-box>
        <svg:title/>
        <svg:desc/>
      </draw:frame>
      <draw:frame draw:id="id7" presentation:style-name="a43" draw:name="عنصر نائب للتاريخ 3" svg:x="9.4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1/05/1445</text:date></text:span><text:span text:style-name="a41" text:class-names=""/></text:p>
        </draw:text-box>
        <svg:title/>
        <svg:desc/>
      </draw:frame>
      <draw:frame draw:id="id8" presentation:style-name="a46" draw:name="عنصر نائب للتذييل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عنصر نائب لرقم الشريحة 5" svg:x="0.9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عنوان-ومحتوى" style:page-layout-name="pageLayout1" draw:style-name="a51">
      <draw:frame draw:id="id10" presentation:style-name="a54" draw:name="عنوان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انقر لتحرير نمط العنوان الرئيسي</text:span></text:p>
        </draw:text-box>
        <svg:title/>
        <svg:desc/>
      </draw:frame>
      <draw:frame draw:id="id11" presentation:style-name="a70" draw:name="عنصر نائب للمحتوى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انقر لتحرير أنماط النص الرئيسي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المستوى الثاني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عنصر نائب للتاريخ 3" svg:x="9.4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1/05/1445</text:date></text:span><text:span text:style-name="a73" text:class-names=""/></text:p>
        </draw:text-box>
        <svg:title/>
        <svg:desc/>
      </draw:frame>
      <draw:frame draw:id="id13" presentation:style-name="a78" draw:name="عنصر نائب للتذييل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عنصر نائب لرقم الشريحة 5" svg:x="0.9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عنوان-المقطع" style:page-layout-name="pageLayout1" draw:style-name="a83">
      <draw:frame draw:id="id15" presentation:style-name="a86" draw:name="عنوان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انقر لتحرير نمط العنوان الرئيسي</text:span></text:p>
        </draw:text-box>
        <svg:title/>
        <svg:desc/>
      </draw:frame>
      <draw:frame draw:id="id16" presentation:style-name="a90" draw:name="عنصر نائب للنص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انقر لتحرير أنماط النص الرئيسي</text:span></text:p>
            </text:list-item>
          </text:list>
        </draw:text-box>
        <svg:title/>
        <svg:desc/>
      </draw:frame>
      <draw:frame draw:id="id17" presentation:style-name="a95" draw:name="عنصر نائب للتاريخ 3" svg:x="9.4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1/05/1445</text:date></text:span><text:span text:style-name="a93" text:class-names=""/></text:p>
        </draw:text-box>
        <svg:title/>
        <svg:desc/>
      </draw:frame>
      <draw:frame draw:id="id18" presentation:style-name="a98" draw:name="عنصر نائب للتذييل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عنصر نائب لرقم الشريحة 5" svg:x="0.9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محتويين" style:page-layout-name="pageLayout1" draw:style-name="a103">
      <draw:frame draw:id="id20" presentation:style-name="a106" draw:name="عنوان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انقر لتحرير نمط العنوان الرئيسي</text:span></text:p>
        </draw:text-box>
        <svg:title/>
        <svg:desc/>
      </draw:frame>
      <draw:frame draw:id="id21" presentation:style-name="a122" draw:name="عنصر نائب للمحتوى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انقر لتحرير أنماط النص الرئيسي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المستوى الثاني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عنصر نائب للمحتوى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انقر لتحرير أنماط النص الرئيسي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المستوى الثاني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عنصر نائب للتاريخ 4" svg:x="9.4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1/05/1445</text:date></text:span><text:span text:style-name="a141" text:class-names=""/></text:p>
        </draw:text-box>
        <svg:title/>
        <svg:desc/>
      </draw:frame>
      <draw:frame draw:id="id24" presentation:style-name="a146" draw:name="عنصر نائب للتذييل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عنصر نائب لرقم الشريحة 6" svg:x="0.9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مقارنة" style:page-layout-name="pageLayout1" draw:style-name="a151">
      <draw:frame draw:id="id26" presentation:style-name="a154" draw:name="عنوان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انقر لتحرير نمط العنوان الرئيسي</text:span></text:p>
        </draw:text-box>
        <svg:title/>
        <svg:desc/>
      </draw:frame>
      <draw:frame draw:id="id27" presentation:style-name="a158" draw:name="عنصر نائب للنص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انقر لتحرير أنماط النص الرئيسي</text:span></text:p>
            </text:list-item>
          </text:list>
        </draw:text-box>
        <svg:title/>
        <svg:desc/>
      </draw:frame>
      <draw:frame draw:id="id28" presentation:style-name="a174" draw:name="عنصر نائب للمحتوى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انقر لتحرير أنماط النص الرئيسي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المستوى الثاني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عنصر نائب للنص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انقر لتحرير أنماط النص الرئيسي</text:span></text:p>
            </text:list-item>
          </text:list>
        </draw:text-box>
        <svg:title/>
        <svg:desc/>
      </draw:frame>
      <draw:frame draw:id="id30" presentation:style-name="a194" draw:name="عنصر نائب للمحتوى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انقر لتحرير أنماط النص الرئيسي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المستوى الثاني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عنصر نائب للتاريخ 6" svg:x="9.4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1/05/1445</text:date></text:span><text:span text:style-name="a197" text:class-names=""/></text:p>
        </draw:text-box>
        <svg:title/>
        <svg:desc/>
      </draw:frame>
      <draw:frame draw:id="id32" presentation:style-name="a202" draw:name="عنصر نائب للتذييل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عنصر نائب لرقم الشريحة 8" svg:x="0.9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عنوان-فقط" style:page-layout-name="pageLayout1" draw:style-name="a207">
      <draw:frame draw:id="id34" presentation:style-name="a210" draw:name="عنوان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انقر لتحرير نمط العنوان الرئيسي</text:span></text:p>
        </draw:text-box>
        <svg:title/>
        <svg:desc/>
      </draw:frame>
      <draw:frame draw:id="id35" presentation:style-name="a215" draw:name="عنصر نائب للتاريخ 2" svg:x="9.4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1/05/1445</text:date></text:span><text:span text:style-name="a213" text:class-names=""/></text:p>
        </draw:text-box>
        <svg:title/>
        <svg:desc/>
      </draw:frame>
      <draw:frame draw:id="id36" presentation:style-name="a218" draw:name="عنصر نائب للتذييل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عنصر نائب لرقم الشريحة 4" svg:x="0.9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فارغ" style:page-layout-name="pageLayout1" draw:style-name="a223">
      <draw:frame draw:id="id38" presentation:style-name="a228" draw:name="عنصر نائب للتاريخ 1" svg:x="9.4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1/05/1445</text:date></text:span><text:span text:style-name="a226" text:class-names=""/></text:p>
        </draw:text-box>
        <svg:title/>
        <svg:desc/>
      </draw:frame>
      <draw:frame draw:id="id39" presentation:style-name="a231" draw:name="عنصر نائب للتذييل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عنصر نائب لرقم الشريحة 3" svg:x="0.9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محتوى-ذو-تسمية-توضيحية" style:page-layout-name="pageLayout1" draw:style-name="a236">
      <draw:frame draw:id="id41" presentation:style-name="a239" draw:name="عنوان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انقر لتحرير نمط العنوان الرئيسي</text:span></text:p>
        </draw:text-box>
        <svg:title/>
        <svg:desc/>
      </draw:frame>
      <draw:frame draw:id="id42" presentation:style-name="a255" draw:name="عنصر نائب للمحتوى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انقر لتحرير أنماط النص الرئيسي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المستوى الثاني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عنصر نائب للنص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انقر لتحرير أنماط النص الرئيسي</text:span></text:p>
            </text:list-item>
          </text:list>
        </draw:text-box>
        <svg:title/>
        <svg:desc/>
      </draw:frame>
      <draw:frame draw:id="id44" presentation:style-name="a264" draw:name="عنصر نائب للتاريخ 4" svg:x="9.4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1/05/1445</text:date></text:span><text:span text:style-name="a262" text:class-names=""/></text:p>
        </draw:text-box>
        <svg:title/>
        <svg:desc/>
      </draw:frame>
      <draw:frame draw:id="id45" presentation:style-name="a267" draw:name="عنصر نائب للتذييل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عنصر نائب لرقم الشريحة 6" svg:x="0.9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صورة-مع-تسمية-توضيحية" style:page-layout-name="pageLayout1" draw:style-name="a272">
      <draw:frame draw:id="id47" presentation:style-name="a275" draw:name="عنوان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انقر لتحرير نمط العنوان الرئيسي</text:span></text:p>
        </draw:text-box>
        <svg:title/>
        <svg:desc/>
      </draw:frame>
      <draw:frame draw:id="id48" presentation:style-name="a278" draw:name="عنصر نائب للصورة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عنصر نائب للنص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انقر لتحرير أنماط النص الرئيسي</text:span></text:p>
            </text:list-item>
          </text:list>
        </draw:text-box>
        <svg:title/>
        <svg:desc/>
      </draw:frame>
      <draw:frame draw:id="id50" presentation:style-name="a287" draw:name="عنصر نائب للتاريخ 4" svg:x="9.4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1/05/1445</text:date></text:span><text:span text:style-name="a285" text:class-names=""/></text:p>
        </draw:text-box>
        <svg:title/>
        <svg:desc/>
      </draw:frame>
      <draw:frame draw:id="id51" presentation:style-name="a290" draw:name="عنصر نائب للتذييل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عنصر نائب لرقم الشريحة 6" svg:x="0.9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عنوان-ونص-عمودي" style:page-layout-name="pageLayout1" draw:style-name="a295">
      <draw:frame draw:id="id53" presentation:style-name="a298" draw:name="عنوان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انقر لتحرير نمط العنوان الرئيسي</text:span></text:p>
        </draw:text-box>
        <svg:title/>
        <svg:desc/>
      </draw:frame>
      <draw:frame draw:id="id54" presentation:style-name="a314" draw:name="عنصر نائب للعنوان العمودي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انقر لتحرير أنماط النص الرئيسي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المستوى الثاني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عنصر نائب للتاريخ 3" svg:x="9.4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1/05/1445</text:date></text:span><text:span text:style-name="a317" text:class-names=""/></text:p>
        </draw:text-box>
        <svg:title/>
        <svg:desc/>
      </draw:frame>
      <draw:frame draw:id="id56" presentation:style-name="a322" draw:name="عنصر نائب للتذييل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عنصر نائب لرقم الشريحة 5" svg:x="0.9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عنوان-ونص-عموديان" style:page-layout-name="pageLayout1" draw:style-name="a327">
      <draw:frame draw:id="id58" presentation:style-name="a330" draw:name="عنوان عمودي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انقر لتحرير نمط العنوان الرئيسي</text:span></text:p>
        </draw:text-box>
        <svg:title/>
        <svg:desc/>
      </draw:frame>
      <draw:frame draw:id="id59" presentation:style-name="a346" draw:name="عنصر نائب للعنوان العمودي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انقر لتحرير أنماط النص الرئيسي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المستوى الثاني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عنصر نائب للتاريخ 3" svg:x="9.4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1/05/1445</text:date></text:span><text:span text:style-name="a349" text:class-names=""/></text:p>
        </draw:text-box>
        <svg:title/>
        <svg:desc/>
      </draw:frame>
      <draw:frame draw:id="id61" presentation:style-name="a354" draw:name="عنصر نائب للتذييل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عنصر نائب لرقم الشريحة 5" svg:x="0.9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3-11-27T06:51:56Z</meta:creation-date>
    <dc:date>2023-12-04T06:58:43Z</dc:date>
    <meta:editing-cycles>16</meta:editing-cycles>
    <meta:editing-duration>PT0S</meta:editing-duration>
    <meta:document-statistic meta:paragraph-count="0" meta:word-count="0"/>
  </office:meta>
</office:document-meta>
</file>